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style-name="gr1" draw:text-style-name="P1" svg:width="453.88pt" svg:height="255.23pt" svg:x="333.41pt" svg:y="310.99pt">
            <draw:object draw:notify-on-update-of-ranges="Sheet4.B22:Sheet4.B24 Sheet4.C22:Sheet4.C2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ltitude (m)</text:p>
          </table:table-cell>
          <table:table-cell office:value-type="string" calcext:value-type="string">
            <text:p>pressure (kPa)</text:p>
          </table:table-cell>
          <table:table-cell office:value-type="string" calcext:value-type="string">
            <text:p>surf. grav. (g)</text:p>
          </table:table-cell>
          <table:table-cell office:value-type="string" calcext:value-type="string">
            <text:p>orb. vel. (m/s)</text:p>
          </table:table-cell>
          <table:table-cell office:value-type="string" calcext:value-type="string">
            <text:p>dt to surf. (s)</text:p>
          </table:table-cell>
          <table:table-cell office:value-type="string" calcext:value-type="string">
            <text:p>dt to freefall (s)</text:p>
          </table:table-cell>
          <table:table-cell office:value-type="string" calcext:value-type="string">
            <text:p>avg. m/s fall (to surf.)</text:p>
          </table:table-cell>
          <table:table-cell office:value-type="string" calcext:value-type="string">
            <text:p>avg. m/s to freefall</text:p>
          </table:table-cell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1.33*EXP(-0.00014757*[.A2])" office:value-type="float" office:value="101.33" calcext:value-type="float">
            <text:p>101.33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2]))" office:value-type="float" office:value="7905.29489640131" calcext:value-type="float">
            <text:p>7905.294896401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urface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1.33*EXP(-0.00014757*[.A3])" office:value-type="float" office:value="87.4277307197517" calcext:value-type="float">
            <text:p>87.4277307197517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3]))" office:value-type="float" office:value="7904.67524749058" calcext:value-type="float">
            <text:p>7904.67524749058</text:p>
          </table:table-cell>
          <table:table-cell table:formula="of:=[.A3]/53" office:value-type="float" office:value="18.8679245283019" calcext:value-type="float">
            <text:p>18.8679245283019</text:p>
          </table:table-cell>
          <table:table-cell office:value-type="float" office:value="0" calcext:value-type="float">
            <text:p>0</text:p>
          </table:table-cell>
          <table:table-cell table:formula="of:=[.A3]/[.E3]" office:value-type="float" office:value="53" calcext:value-type="float">
            <text:p>53</text:p>
          </table:table-cell>
          <table:table-cell table:style-name="ce3" table:formula="of:=[.A3]/[.F3]" office:value-type="string" office:string-value="" calcext:value-type="error">
            <text:p>#DIV/0!</text:p>
          </table:table-cell>
          <table:table-cell office:value-type="string" calcext:value-type="string">
            <text:p>human freefall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101.33*EXP(-0.00014757*[.A4])" office:value-type="float" office:value="23.1659265859057" calcext:value-type="float">
            <text:p>23.1659265859057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4]))" office:value-type="float" office:value="7899.1049564516" calcext:value-type="float">
            <text:p>7899.1049564516</text:p>
          </table:table-cell>
          <table:table-cell table:formula="of:=[.A4]/53" office:value-type="float" office:value="188.679245283019" calcext:value-type="float">
            <text:p>188.679245283019</text:p>
          </table:table-cell>
          <table:table-cell office:value-type="float" office:value="0" calcext:value-type="float">
            <text:p>0</text:p>
          </table:table-cell>
          <table:table-cell table:formula="of:=[.A4]/[.E4]" office:value-type="float" office:value="53" calcext:value-type="float">
            <text:p>53</text:p>
          </table:table-cell>
          <table:table-cell table:style-name="ce3" table:formula="of:=[.A4]/[.F4]" office:value-type="string" office:string-value="" calcext:value-type="error">
            <text:p>#DIV/0!</text:p>
          </table:table-cell>
          <table:table-cell office:value-type="string" calcext:value-type="string">
            <text:p>human freefall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101.33*EXP(-0.00014757*[.A5])" office:value-type="float" office:value="0.0632843331187111" calcext:value-type="float">
            <text:p>0.063284333118711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5]))" office:value-type="float" office:value="7874.4898081592" calcext:value-type="float">
            <text:p>7874.4898081592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101.33*EXP(-0.00014757*[.A6])" office:value-type="float" office:value="0.0000395234068714102" calcext:value-type="float">
            <text:p>3.95234068714102E-05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6]))" office:value-type="float" office:value="7844.04205660585" calcext:value-type="float">
            <text:p>7844.04205660585</text:p>
          </table:table-cell>
          <table:table-cell table:number-columns-repeated="7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101.33*EXP(-0.00014757*[.A7])" office:value-type="float" office:value="0.0000000246838295315965" calcext:value-type="float">
            <text:p>2.46838295315965E-08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7]))" office:value-type="float" office:value="7813.94478627541" calcext:value-type="float">
            <text:p>7813.94478627541</text:p>
          </table:table-cell>
          <table:table-cell table:formula="of:=[.F7]+600" office:value-type="float" office:value="10800" calcext:value-type="float">
            <text:p>10800</text:p>
          </table:table-cell>
          <table:table-cell table:formula="of:=2*90*60-600" office:value-type="float" office:value="10200" calcext:value-type="float">
            <text:p>10200</text:p>
          </table:table-cell>
          <table:table-cell table:formula="of:=[.A7]/[.E7]" office:value-type="float" office:value="13.8888888888889" calcext:value-type="float">
            <text:p>13.8888888888889</text:p>
          </table:table-cell>
          <table:table-cell table:formula="of:=[.A7]/[.F7]" office:value-type="float" office:value="14.7058823529412" calcext:value-type="float">
            <text:p>14.7058823529412</text:p>
          </table:table-cell>
          <table:table-cell office:value-type="string" calcext:value-type="string">
            <text:p>guess based on assuming 2 orbits happen before freefall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101.33*EXP(-0.00014757*[.A8])" office:value-type="float" office:value="0.0000000000154159645783385" calcext:value-type="float">
            <text:p>1.54159645783385E-11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8]))" office:value-type="float" office:value="7784.19132443013" calcext:value-type="float">
            <text:p>7784.19132443013</text:p>
          </table:table-cell>
          <table:table-cell table:number-columns-repeated="7"/>
        </table:table-row>
        <table:table-row table:style-name="ro1">
          <table:table-cell office:value-type="float" office:value="215000" calcext:value-type="float">
            <text:p>215000</text:p>
          </table:table-cell>
          <table:table-cell table:formula="of:=101.33*EXP(-0.00014757*[.A9])" office:value-type="float" office:value="0.00000000000168514840378463" calcext:value-type="float">
            <text:p>1.68514840378463E-12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9]))" office:value-type="float" office:value="7775.33135283167" calcext:value-type="float">
            <text:p>7775.33135283167</text:p>
          </table:table-cell>
          <table:table-cell table:formula="of:=3*30*24*60*60" office:value-type="float" office:value="7776000" calcext:value-type="float">
            <text:p>7776000</text:p>
          </table:table-cell>
          <table:table-cell table:formula="of:=[.E9]-800" office:value-type="float" office:value="7775200" calcext:value-type="float">
            <text:p>7775200</text:p>
          </table:table-cell>
          <table:table-cell table:formula="of:=[.A9]/[.E9]" office:value-type="float" office:value="0.0276491769547325" calcext:value-type="float">
            <text:p>0.027649176954733</text:p>
          </table:table-cell>
          <table:table-cell table:formula="of:=[.A9]/[.F9]" office:value-type="float" office:value="0.0276520218129437" calcext:value-type="float">
            <text:p>0.027652021812944</text:p>
          </table:table-cell>
          <table:table-cell office:value-type="string" calcext:value-type="string">
            <text:p>Sputnik I periapsis</text:p>
          </table:table-cell>
          <table:table-cell table:number-columns-repeated="2"/>
        </table:table-row>
        <table:table-row table:style-name="ro1">
          <table:table-cell office:value-type="float" office:value="350000" calcext:value-type="float">
            <text:p>350000</text:p>
          </table:table-cell>
          <table:table-cell table:formula="of:=101.33*EXP(-0.00014757*[.A10])" office:value-type="float" office:value="3.75530486249717E-021" calcext:value-type="float">
            <text:p>3.75530486249717E-21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10]))" office:value-type="float" office:value="7696.92967462194" calcext:value-type="float">
            <text:p>7696.92967462194</text:p>
          </table:table-cell>
          <table:table-cell table:formula="of:=[.F10]+1000" office:value-type="float" office:value="15769000" calcext:value-type="float">
            <text:p>15769000</text:p>
          </table:table-cell>
          <table:table-cell table:formula="of:=365*24*60*60/2" office:value-type="float" office:value="15768000" calcext:value-type="float">
            <text:p>15768000</text:p>
          </table:table-cell>
          <table:table-cell table:formula="of:=[.A10]/[.E10]" office:value-type="float" office:value="0.0221954467626355" calcext:value-type="float">
            <text:p>0.022195446762636</text:p>
          </table:table-cell>
          <table:table-cell table:formula="of:=[.A10]/[.F10]" office:value-type="float" office:value="0.0221968543886352" calcext:value-type="float">
            <text:p>0.022196854388635</text:p>
          </table:table-cell>
          <table:table-cell office:value-type="string" calcext:value-type="string">
            <text:p>guess based on ISS data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101.33*EXP(-0.00014757*[.A11])" office:value-type="float" office:value="2.34532679246606E-024" calcext:value-type="float">
            <text:p>2.34532679246606E-24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11]))" office:value-type="float" office:value="7668.48816168385" calcext:value-type="float">
            <text:p>7668.48816168385</text:p>
          </table:table-cell>
          <table:table-cell table:formula="of:=[.F11]+1000" office:value-type="float" office:value="31537000" calcext:value-type="float">
            <text:p>31537000</text:p>
          </table:table-cell>
          <table:table-cell table:formula="of:=365*24*60*60" office:value-type="float" office:value="31536000" calcext:value-type="float">
            <text:p>31536000</text:p>
          </table:table-cell>
          <table:table-cell table:formula="of:=[.A11]/[.E11]" office:value-type="float" office:value="0.0126835146018962" calcext:value-type="float">
            <text:p>0.012683514601896</text:p>
          </table:table-cell>
          <table:table-cell table:formula="of:=[.A11]/[.F11]" office:value-type="float" office:value="0.0126839167935058" calcext:value-type="float">
            <text:p>0.012683916793506</text:p>
          </table:table-cell>
          <table:table-cell office:value-type="string" calcext:value-type="string">
            <text:p>guess based on ISS data</text:p>
          </table:table-cell>
          <table:table-cell table:number-columns-repeated="2"/>
        </table:table-row>
        <table:table-row table:style-name="ro1">
          <table:table-cell table:formula="of:=(939000+215000)/2" office:value-type="float" office:value="577000" calcext:value-type="float">
            <text:p>577000</text:p>
          </table:table-cell>
          <table:table-cell table:formula="of:=101.33*EXP(-0.00014757*[.A12])" office:value-type="float" office:value="1.06286784849938E-035" calcext:value-type="float">
            <text:p>1.06286784849938E-35</text:p>
          </table:table-cell>
          <table:table-cell office:value-type="float" office:value="1" calcext:value-type="float">
            <text:p>1</text:p>
          </table:table-cell>
          <table:table-cell table:formula="of:=SQRT((0.0000000000667433 * 5.972E+024) / (6378100 + [.A12]))" office:value-type="float" office:value="7570.28183283235" calcext:value-type="float">
            <text:p>7570.28183283235</text:p>
          </table:table-cell>
          <table:table-cell table:formula="of:=3*30*24*60*60" office:value-type="float" office:value="7776000" calcext:value-type="float">
            <text:p>7776000</text:p>
          </table:table-cell>
          <table:table-cell table:formula="of:=[.E12]-1200" office:value-type="float" office:value="7774800" calcext:value-type="float">
            <text:p>7774800</text:p>
          </table:table-cell>
          <table:table-cell table:style-name="ce3" table:formula="of:=[.A12]/[.E12]" office:value-type="float" office:value="0.0742026748971194" calcext:value-type="float">
            <text:p>0.074202674897119</text:p>
          </table:table-cell>
          <table:table-cell table:style-name="ce3" table:formula="of:=[.A12]/[.F12]" office:value-type="float" office:value="0.0742141276946031" calcext:value-type="float">
            <text:p>0.074214127694603</text:p>
          </table:table-cell>
          <table:table-cell office:value-type="string" calcext:value-type="string">
            <text:p>Sputnik I semimajor axis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400km</text:p>
          </table:table-cell>
          <table:table-cell office:value-type="string" calcext:value-type="string">
            <text:p>12km in 4months</text:p>
          </table:table-cell>
          <table:table-cell table:number-columns-repeated="3"/>
          <table:table-cell table:style-name="ce4" office:value-type="string" calcext:value-type="string" table:number-columns-spanned="1" table:number-rows-spanned="2">
            <text:p>does not account for</text:p>
            <text:p>cross se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50km</text:p>
          </table:table-cell>
          <table:table-cell office:value-type="string" calcext:value-type="string">
            <text:p>5km in 1month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m/s falling (est)</text:p>
          </table:table-cell>
          <table:table-cell office:value-type="string" calcext:value-type="string">
            <text:p>m/s falling (pressure)</text:p>
          </table:table-cell>
          <table:table-cell office:value-type="string" calcext:value-type="string">
            <text:p>v diff</text:p>
          </table:table-cell>
          <table:table-cell office:value-type="string" calcext:value-type="string">
            <text:p>adj by orb speed</text:p>
          </table:table-cell>
          <table:table-cell office:value-type="string" calcext:value-type="string">
            <text:p>adj orb speed (double speed)</text:p>
          </table:table-cell>
          <table:table-cell table:number-columns-repeated="4"/>
        </table:table-row>
        <table:table-row table:style-name="ro1">
          <table:table-cell table:formula="of:=[.D7]" office:value-type="float" office:value="7813.94478627541" calcext:value-type="float">
            <text:p>7813.94478627541</text:p>
          </table:table-cell>
          <table:table-cell table:style-name="ce1" office:value-type="float" office:value="0.0000000247" calcext:value-type="float">
            <text:p>2.47E-08</text:p>
          </table:table-cell>
          <table:table-cell office:value-type="float" office:value="14.7" calcext:value-type="float">
            <text:p>14.7</text:p>
          </table:table-cell>
          <table:table-cell table:formula="of:=437.344*[.B22]^0.1995" office:value-type="float" office:value="13.2790258065447" calcext:value-type="float">
            <text:p>13.2790258065447</text:p>
          </table:table-cell>
          <table:table-cell table:formula="of:=[.A22]-[.A22]" office:value-type="float" office:value="0" calcext:value-type="float">
            <text:p>0</text:p>
          </table:table-cell>
          <table:table-cell table:formula="of:=[.D22]*([.A22]/7813)" office:value-type="float" office:value="13.2806315714663" calcext:value-type="float">
            <text:p>13.2806315714663</text:p>
          </table:table-cell>
          <table:table-cell table:formula="of:=[.D22]*([.A22]*2/7813)" office:value-type="float" office:value="26.5612631429327" calcext:value-type="float">
            <text:p>26.5612631429327</text:p>
          </table:table-cell>
          <table:table-cell table:number-columns-repeated="4"/>
        </table:table-row>
        <table:table-row table:style-name="ro1">
          <table:table-cell table:formula="of:=[.D10]" office:value-type="float" office:value="7696.92967462194" calcext:value-type="float">
            <text:p>7696.92967462194</text:p>
          </table:table-cell>
          <table:table-cell table:style-name="ce1" office:value-type="float" office:value="3.76E-021" calcext:value-type="float">
            <text:p>3.76E-21</text:p>
          </table:table-cell>
          <table:table-cell office:value-type="float" office:value="0.0222" calcext:value-type="float">
            <text:p>0.0222</text:p>
          </table:table-cell>
          <table:table-cell table:formula="of:=437.344*[.B23]^0.1995" office:value-type="float" office:value="0.0368190982473671" calcext:value-type="float">
            <text:p>0.036819098247367</text:p>
          </table:table-cell>
          <table:table-cell table:formula="of:=[.A22]-[.A23]" office:value-type="float" office:value="117.015111653472" calcext:value-type="float">
            <text:p>117.015111653472</text:p>
          </table:table-cell>
          <table:table-cell table:formula="of:=[.D23]*([.A23]/7813)" office:value-type="float" office:value="0.0362721118511431" calcext:value-type="float">
            <text:p>0.036272111851143</text:p>
          </table:table-cell>
          <table:table-cell table:formula="of:=[.D23]*([.A23]*2/7813)" office:value-type="float" office:value="0.0725442237022862" calcext:value-type="float">
            <text:p>0.072544223702286</text:p>
          </table:table-cell>
          <table:table-cell/>
          <table:table-cell office:value-type="string" calcext:value-type="string">
            <text:p>these are the ISS falling</text:p>
          </table:table-cell>
          <table:table-cell table:number-columns-repeated="2"/>
        </table:table-row>
        <table:table-row table:style-name="ro1">
          <table:table-cell table:formula="of:=[.D11]" office:value-type="float" office:value="7668.48816168385" calcext:value-type="float">
            <text:p>7668.48816168385</text:p>
          </table:table-cell>
          <table:table-cell table:style-name="ce1" office:value-type="float" office:value="2.345E-024" calcext:value-type="float">
            <text:p>2.35E-24</text:p>
          </table:table-cell>
          <table:table-cell office:value-type="float" office:value="0.01268" calcext:value-type="float">
            <text:p>0.01268</text:p>
          </table:table-cell>
          <table:table-cell table:formula="of:=437.344*[.B24]^0.1995" office:value-type="float" office:value="0.00844630326478379" calcext:value-type="float">
            <text:p>0.008446303264784</text:p>
          </table:table-cell>
          <table:table-cell table:formula="of:=[.A22]-[.A24]" office:value-type="float" office:value="145.45662459156" calcext:value-type="float">
            <text:p>145.45662459156</text:p>
          </table:table-cell>
          <table:table-cell table:formula="of:=[.D24]*([.A24]/7813)" office:value-type="float" office:value="0.00829007763931731" calcext:value-type="float">
            <text:p>0.008290077639317</text:p>
          </table:table-cell>
          <table:table-cell table:formula="of:=[.D24]*([.A24]*2/7813)" office:value-type="float" office:value="0.0165801552786346" calcext:value-type="float">
            <text:p>0.0165801552786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03:31:56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17:32:30.728102754</meta:creation-date>
    <dc:date>2020-02-09T18:50:10.819000000</dc:date>
    <meta:editing-duration>PT26M45S</meta:editing-duration>
    <meta:editing-cycles>2</meta:editing-cycles>
    <meta:generator>LibreOffice/6.3.2.2$Windows_x86 LibreOffice_project/98b30e735bda24bc04ab42594c85f7fd8be07b9c</meta:generator>
    <meta:document-statistic meta:table-count="1" meta:cell-count="124" meta:object-count="1"/>
  </office:meta>
</office:document-meta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scatter" chart:style-name="ch1">
        <chart:plot-area chart:style-name="ch2" table:cell-range-address="Sheet4.B22:Sheet4.C24" svg:x="1.331cm" svg:y="0.18cm" svg:width="14.362cm" svg:height="7.664cm">
          <chartooo:coordinate-region svg:x="2.072cm" svg:y="0.379cm" svg:width="12.931cm" svg:height="6.818cm"/>
          <chart:axis chart:dimension="x" chart:name="primary-x" chart:style-name="ch3">
            <chart:title svg:x="8.177cm" svg:y="8.024cm" chart:style-name="ch4">
              <text:p>kPa</text:p>
            </chart:title>
            <chart:grid chart:style-name="ch5" chart:class="major"/>
          </chart:axis>
          <chart:axis chart:dimension="y" chart:name="primary-y" chart:style-name="ch6">
            <chart:title svg:x="0.451cm" svg:y="4.321cm" chart:style-name="ch7">
              <text:p>m/s</text:p>
            </chart:title>
            <chart:grid chart:style-name="ch5" chart:class="major"/>
          </chart:axis>
          <chart:series chart:style-name="ch8" chart:values-cell-range-address="Sheet4.C22:Sheet4.C24" chart:class="chart:scatter">
            <chart:domain table:cell-range-address="Sheet4.B22:Sheet4.B24"/>
            <chart:regression-curve chart:style-name="ch9">
              <chart:equation chart:display-equation="true" chart:display-r-square="true" svg:x="4.644cm" svg:y="3.124cm"/>
            </chart:regression-curve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247">
                <text:p>0.0000000247</text:p>
                <draw:g>
                  <svg:desc>Sheet4.B22:Sheet4.B24</svg:desc>
                </draw:g>
              </table:table-cell>
              <table:table-cell office:value-type="float" office:value="14.7">
                <text:p>14.7</text:p>
                <draw:g>
                  <svg:desc>Sheet4.C22:Sheet4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6E-021">
                <text:p>3.76E-02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5E-024">
                <text:p>2.345E-024</text:p>
              </table:table-cell>
              <table:table-cell office:value-type="float" office:value="0.01268">
                <text:p>0.012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 LibreOffice_project/98b30e735bda24bc04ab42594c85f7fd8be07b9c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